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-color="#eeeeee" draw:textarea-horizontal-align="justify" draw:textarea-vertical-align="middle" draw:auto-grow-height="false" fo:min-height="18.015cm" fo:min-width="16.278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049cm" draw:marker-end-width="0.049cm" draw:fill-color="#dde8cb" draw:textarea-horizontal-align="justify" draw:textarea-vertical-align="middle" draw:auto-grow-height="false" fo:min-height="11.388cm" fo:min-width="15.123cm" fo:padding-top="0.151cm" fo:padding-bottom="0.151cm" fo:padding-left="0.276cm" fo:padding-right="0.276cm"/>
    </style:style>
    <style:style style:name="gr3" style:family="graphic" style:parent-style-name="standard">
      <style:graphic-properties draw:fill-color="#b4c7dc" draw:textarea-horizontal-align="justify" draw:textarea-vertical-align="middle" draw:auto-grow-height="false" fo:min-height="1.698cm" fo:min-width="2.358cm"/>
      <style:paragraph-properties style:writing-mode="lr-tb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1.699cm" fo:min-width="3.945cm"/>
      <style:paragraph-properties style:writing-mode="lr-tb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1.698cm" fo:min-width="3.946cm"/>
      <style:paragraph-properties style:writing-mode="lr-tb"/>
    </style:style>
    <style:style style:name="gr6" style:family="graphic" style:parent-style-name="standard">
      <style:graphic-properties draw:fill-color="#b4c7dc" draw:textarea-horizontal-align="justify" draw:textarea-vertical-align="middle" draw:auto-grow-height="false" fo:min-height="1.697cm" fo:min-width="3.945cm"/>
      <style:paragraph-properties style:writing-mode="lr-tb"/>
    </style:style>
    <style:style style:name="gr7" style:family="graphic" style:parent-style-name="objectwithoutfill">
      <style:graphic-properties svg:stroke-width="0.152cm" draw:marker-start-width="0.427cm" draw:marker-end="Arrowheads_20_6" draw:marker-end-width="0.527cm" draw:fill="none" draw:textarea-vertical-align="middle" fo:padding-top="0.2cm" fo:padding-bottom="0.2cm" fo:padding-left="0.325cm" fo:padding-right="0.325cm"/>
    </style:style>
    <style:style style:name="gr8" style:family="graphic" style:parent-style-name="objectwithoutfill">
      <style:graphic-properties svg:stroke-width="0.152cm" draw:marker-start-width="0.427cm" draw:marker-end="Arrowheads_20_7" draw:marker-end-width="0.527cm" draw:fill="none" draw:textarea-vertical-align="middle" fo:padding-top="0.2cm" fo:padding-bottom="0.2cm" fo:padding-left="0.325cm" fo:padding-right="0.325cm"/>
    </style:style>
    <style:style style:name="gr9" style:family="graphic" style:parent-style-name="objectwithoutfill">
      <style:graphic-properties svg:stroke-width="0.152cm" draw:marker-start-width="0.427cm" draw:marker-end="Arrowheads_20_8" draw:marker-end-width="0.527cm" draw:fill="none" draw:textarea-vertical-align="middle" fo:padding-top="0.2cm" fo:padding-bottom="0.2cm" fo:padding-left="0.325cm" fo:padding-right="0.325cm"/>
    </style:style>
    <style:style style:name="gr10" style:family="graphic" style:parent-style-name="objectwithoutfill">
      <style:graphic-properties svg:stroke-width="0.152cm" draw:marker-start-width="0.427cm" draw:marker-end="Arrowheads_20_9" draw:marker-end-width="0.527cm" draw:fill="none" draw:textarea-vertical-align="middle" fo:padding-top="0.2cm" fo:padding-bottom="0.2cm" fo:padding-left="0.325cm" fo:padding-right="0.325cm"/>
    </style:style>
    <style:style style:name="gr11" style:family="graphic" style:parent-style-name="objectwithoutfill">
      <style:graphic-properties svg:stroke-width="0.152cm" draw:marker-start-width="0.427cm" draw:marker-end="Arrowheads_20_10" draw:marker-end-width="0.527cm" draw:fill="none" draw:textarea-vertical-align="middle" fo:padding-top="0.2cm" fo:padding-bottom="0.2cm" fo:padding-left="0.325cm" fo:padding-right="0.325cm"/>
    </style:style>
    <style:style style:name="gr12" style:family="graphic" style:parent-style-name="standard">
      <style:graphic-properties draw:stroke="none" svg:stroke-color="#000000" draw:fill="none" draw:fill-color="#ffffff" fo:min-height="1.804cm"/>
      <style:paragraph-properties style:writing-mode="lr-tb"/>
    </style:style>
    <style:style style:name="gr13" style:family="graphic" style:parent-style-name="standard">
      <style:graphic-properties svg:stroke-width="0.051cm" draw:marker-start-width="0.276cm" draw:marker-end-width="0.276cm" draw:fill-color="#eeeeee" draw:textarea-horizontal-align="justify" draw:textarea-vertical-align="middle" draw:auto-grow-height="false" fo:min-height="4.376cm" fo:min-width="16.278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fo:min-height="0.931cm"/>
      <style:paragraph-properties style:writing-mode="lr-tb"/>
    </style:style>
    <style:style style:name="gr15" style:family="graphic" style:parent-style-name="objectwithoutfill">
      <style:graphic-properties svg:stroke-width="0.152cm" draw:marker-start-width="0.427cm" draw:marker-end="Arrowheads_20_11" draw:marker-end-width="0.527cm" draw:fill="none" draw:textarea-vertical-align="middle" fo:padding-top="0.2cm" fo:padding-bottom="0.2cm" fo:padding-left="0.325cm" fo:padding-right="0.325cm"/>
    </style:style>
    <style:style style:name="gr16" style:family="graphic" style:parent-style-name="standard">
      <style:graphic-properties draw:fill-color="#b4c7dc" draw:textarea-horizontal-align="justify" draw:textarea-vertical-align="middle" draw:auto-grow-height="false" fo:min-height="1.697cm" fo:min-width="5.21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2.223cm"/>
      <style:paragraph-properties style:writing-mode="lr-tb"/>
    </style:style>
    <style:style style:name="gr18" style:family="graphic" style:parent-style-name="objectwithoutfill">
      <style:graphic-properties svg:stroke-width="0.152cm" svg:stroke-color="#4b2204" draw:marker-end="Arrowheads_20_12" draw:marker-end-width="0.456cm" draw:fill="solid" draw:fill-color="#999999" draw:textarea-vertical-align="middle" fo:padding-top="0.201cm" fo:padding-bottom="0.201cm" fo:padding-left="0.326cm" fo:padding-right="0.326cm"/>
    </style:style>
    <style:style style:name="gr19" style:family="graphic" style:parent-style-name="objectwithoutfill">
      <style:graphic-properties svg:stroke-width="0.152cm" svg:stroke-color="#4b2204" draw:marker-end="Arrowheads_20_13" draw:marker-end-width="0.456cm" draw:fill="none" draw:textarea-vertical-align="middle" fo:padding-top="0.201cm" fo:padding-bottom="0.201cm" fo:padding-left="0.326cm" fo:padding-right="0.326cm"/>
    </style:style>
    <style:style style:name="gr20" style:family="graphic" style:parent-style-name="objectwithoutfill">
      <style:graphic-properties svg:stroke-width="0.152cm" svg:stroke-color="#c9211e" draw:marker-end="Arrowheads_20_12" draw:marker-end-width="0.456cm" draw:fill="none" draw:textarea-vertical-align="middle" fo:padding-top="0.201cm" fo:padding-bottom="0.201cm" fo:padding-left="0.326cm" fo:padding-right="0.326cm"/>
    </style:style>
    <style:style style:name="gr21" style:family="graphic" style:parent-style-name="standard">
      <style:graphic-properties draw:stroke="none" svg:stroke-color="#000000" draw:fill="none" draw:fill-color="#ffffff" fo:min-height="0.919cm"/>
      <style:paragraph-properties style:writing-mode="lr-tb"/>
    </style:style>
    <style:style style:name="gr22" style:family="graphic" style:parent-style-name="standard">
      <style:graphic-properties svg:stroke-width="0.051cm" draw:marker-start-width="0.276cm" draw:marker-end-width="0.276cm" draw:fill-color="#eeeeee" draw:textarea-horizontal-align="justify" draw:textarea-vertical-align="middle" draw:auto-grow-height="false" fo:min-height="11.13cm" fo:min-width="16.747cm" fo:padding-top="0.15cm" fo:padding-bottom="0.15cm" fo:padding-left="0.275cm" fo:padding-right="0.275cm"/>
      <style:paragraph-properties style:writing-mode="lr-tb"/>
    </style:style>
    <style:style style:name="gr23" style:family="graphic" style:parent-style-name="standard">
      <style:graphic-properties svg:stroke-width="0.051cm" draw:marker-start-width="0.049cm" draw:marker-end-width="0.049cm" draw:fill-color="#dde8cb" draw:textarea-horizontal-align="justify" draw:textarea-vertical-align="middle" draw:auto-grow-height="false" fo:min-height="9.423cm" fo:min-width="15.118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>
      <style:graphic-properties draw:fill-color="#b4c7dc" draw:textarea-horizontal-align="justify" draw:textarea-vertical-align="middle" draw:auto-grow-height="false" fo:min-height="1.31cm" fo:min-width="2.437cm"/>
      <style:paragraph-properties style:writing-mode="lr-tb"/>
    </style:style>
    <style:style style:name="gr25" style:family="graphic" style:parent-style-name="standard">
      <style:graphic-properties draw:fill-color="#b4c7dc" draw:textarea-horizontal-align="justify" draw:textarea-vertical-align="middle" draw:auto-grow-height="false" fo:min-height="1.311cm" fo:min-width="2.437cm"/>
      <style:paragraph-properties style:writing-mode="lr-tb"/>
    </style:style>
    <style:style style:name="gr26" style:family="graphic" style:parent-style-name="standard">
      <style:graphic-properties draw:fill-color="#b4c7dc" draw:textarea-horizontal-align="justify" draw:textarea-vertical-align="middle" draw:auto-grow-height="false" fo:min-height="1.31cm" fo:min-width="4.069cm"/>
      <style:paragraph-properties style:writing-mode="lr-tb"/>
    </style:style>
    <style:style style:name="gr27" style:family="graphic" style:parent-style-name="standard">
      <style:graphic-properties draw:fill-color="#b4c7dc" draw:textarea-horizontal-align="justify" draw:textarea-vertical-align="middle" draw:auto-grow-height="false" fo:min-height="1.311cm" fo:min-width="4.069cm"/>
      <style:paragraph-properties style:writing-mode="lr-tb"/>
    </style:style>
    <style:style style:name="gr28" style:family="graphic" style:parent-style-name="objectwithoutfill">
      <style:graphic-properties svg:stroke-width="0.152cm" draw:marker-start-width="0.427cm" draw:marker-end="Arrowheads_20_6" draw:marker-end-width="0.527cm" draw:fill="none" draw:textarea-vertical-align="middle" fo:padding-top="0.2cm" fo:padding-bottom="0.2cm" fo:padding-left="0.325cm" fo:padding-right="0.325cm"/>
      <style:paragraph-properties style:writing-mode="lr-tb"/>
    </style:style>
    <style:style style:name="gr29" style:family="graphic" style:parent-style-name="objectwithoutfill">
      <style:graphic-properties svg:stroke-width="0.152cm" draw:marker-start-width="0.427cm" draw:marker-end="Arrowheads_20_8" draw:marker-end-width="0.527cm" draw:fill="none" draw:textarea-vertical-align="middle" fo:padding-top="0.2cm" fo:padding-bottom="0.2cm" fo:padding-left="0.325cm" fo:padding-right="0.325cm"/>
      <style:paragraph-properties style:writing-mode="lr-tb"/>
    </style:style>
    <style:style style:name="gr30" style:family="graphic" style:parent-style-name="objectwithoutfill">
      <style:graphic-properties svg:stroke-width="0.152cm" draw:marker-start-width="0.427cm" draw:marker-end="Arrowheads_20_9" draw:marker-end-width="0.527cm" draw:fill="none" draw:textarea-vertical-align="middle" fo:padding-top="0.2cm" fo:padding-bottom="0.2cm" fo:padding-left="0.325cm" fo:padding-right="0.325cm"/>
      <style:paragraph-properties style:writing-mode="lr-tb"/>
    </style:style>
    <style:style style:name="gr31" style:family="graphic" style:parent-style-name="objectwithoutfill">
      <style:graphic-properties svg:stroke-width="0.152cm" draw:marker-start-width="0.427cm" draw:marker-end="Arrowheads_20_10" draw:marker-end-width="0.527cm" draw:fill="none" draw:textarea-vertical-align="middle" fo:padding-top="0.2cm" fo:padding-bottom="0.2cm" fo:padding-left="0.325cm" fo:padding-right="0.32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33" style:family="graphic" style:parent-style-name="standard">
      <style:graphic-properties svg:stroke-width="0.051cm" draw:marker-start-width="0.276cm" draw:marker-end-width="0.276cm" draw:fill-color="#eeeeee" draw:textarea-horizontal-align="justify" draw:textarea-vertical-align="middle" draw:auto-grow-height="false" fo:min-height="7.993cm" fo:min-width="16.747cm" fo:padding-top="0.15cm" fo:padding-bottom="0.15cm" fo:padding-left="0.275cm" fo:padding-right="0.275cm"/>
      <style:paragraph-properties style:writing-mode="lr-tb"/>
    </style:style>
    <style:style style:name="gr34" style:family="graphic" style:parent-style-name="standard">
      <style:graphic-properties draw:fill-color="#b4c7dc" draw:textarea-horizontal-align="justify" draw:textarea-vertical-align="middle" draw:auto-grow-height="false" fo:min-height="1.31cm" fo:min-width="3.83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695cm"/>
      <style:paragraph-properties style:writing-mode="lr-tb"/>
    </style:style>
    <style:style style:name="gr36" style:family="graphic" style:parent-style-name="objectwithoutfill">
      <style:graphic-properties svg:stroke-width="0.152cm" draw:marker-start-width="0.427cm" draw:marker-end="Arrowheads_20_11" draw:marker-end-width="0.527cm" draw:fill="none" draw:textarea-vertical-align="middle" fo:padding-top="0.2cm" fo:padding-bottom="0.2cm" fo:padding-left="0.325cm" fo:padding-right="0.325cm"/>
      <style:paragraph-properties style:writing-mode="lr-tb"/>
    </style:style>
    <style:style style:name="gr37" style:family="graphic" style:parent-style-name="objectwithoutfill">
      <style:graphic-properties svg:stroke-width="0.152cm" draw:marker-end="Arrowheads_20_12" draw:marker-end-width="0.456cm" draw:fill="solid" draw:fill-color="#999999" draw:textarea-vertical-align="middle" fo:padding-top="0.201cm" fo:padding-bottom="0.201cm" fo:padding-left="0.326cm" fo:padding-right="0.32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686cm"/>
      <style:paragraph-properties style:writing-mode="lr-tb"/>
    </style:style>
    <style:style style:name="gr39" style:family="graphic" style:parent-style-name="standard">
      <style:graphic-properties svg:stroke-width="0cm" svg:stroke-color="#472702" draw:fill-color="#e8a202" draw:textarea-horizontal-align="justify" draw:textarea-vertical-align="middle" draw:auto-grow-height="false" fo:min-height="0.634cm" fo:min-width="2.214cm"/>
      <style:paragraph-properties style:writing-mode="lr-tb"/>
    </style:style>
    <style:style style:name="gr40" style:family="graphic" style:parent-style-name="objectwithoutfill">
      <style:graphic-properties svg:stroke-width="0.152cm" svg:stroke-color="#b85c00" draw:marker-start-width="0.427cm" draw:marker-end-width="0.427cm" draw:fill="none" draw:textarea-vertical-align="middle" fo:padding-top="0.2cm" fo:padding-bottom="0.2cm" fo:padding-left="0.325cm" fo:padding-right="0.325cm"/>
      <style:paragraph-properties style:writing-mode="lr-tb"/>
    </style:style>
    <style:style style:name="gr41" style:family="graphic" style:parent-style-name="standard">
      <style:graphic-properties svg:stroke-width="0cm" svg:stroke-color="#472702" draw:fill-color="#e8a202" draw:textarea-horizontal-align="justify" draw:textarea-vertical-align="middle" draw:auto-grow-height="false" fo:min-height="0.634cm" fo:min-width="3.861cm"/>
      <style:paragraph-properties style:writing-mode="lr-tb"/>
    </style:style>
    <style:style style:name="gr42" style:family="graphic" style:parent-style-name="standard">
      <style:graphic-properties svg:stroke-width="0cm" svg:stroke-color="#472702" draw:fill-color="#e8a202" draw:textarea-horizontal-align="justify" draw:textarea-vertical-align="middle" draw:auto-grow-height="false" fo:min-height="0.648cm" fo:min-width="3.971cm"/>
      <style:paragraph-properties style:writing-mode="lr-tb"/>
    </style:style>
    <style:style style:name="gr43" style:family="graphic" style:parent-style-name="standard">
      <style:graphic-properties svg:stroke-width="0.102cm" svg:stroke-color="#b85c00" draw:marker-start-width="0.352cm" draw:marker-end-width="0.352cm" draw:textarea-vertical-align="middle" fo:padding-top="0.175cm" fo:padding-bottom="0.175cm" fo:padding-left="0.3cm" fo:padding-right="0.3cm"/>
      <style:paragraph-properties style:writing-mode="lr-tb"/>
    </style:style>
    <style:style style:name="gr44" style:family="graphic" style:parent-style-name="standard">
      <style:graphic-properties svg:stroke-width="0.102cm" svg:stroke-color="#b85c00" draw:marker-start-width="0.076cm" draw:marker-end-width="0.076cm" draw:textarea-vertical-align="middle" fo:padding-top="0.177cm" fo:padding-bottom="0.177cm" fo:padding-left="0.302cm" fo:padding-right="0.302cm"/>
      <style:paragraph-properties style:writing-mode="lr-tb"/>
    </style:style>
    <style:style style:name="gr45" style:family="graphic" style:parent-style-name="standard">
      <style:graphic-properties svg:stroke-width="0cm" svg:stroke-color="#472702" draw:fill-color="#e8a202" draw:textarea-horizontal-align="justify" draw:textarea-vertical-align="middle" draw:auto-grow-height="false" fo:min-height="0.633cm" fo:min-width="2.848cm"/>
      <style:paragraph-properties style:writing-mode="lr-tb"/>
    </style:style>
    <style:style style:name="gr46" style:family="graphic" style:parent-style-name="standard">
      <style:graphic-properties svg:stroke-width="0cm" svg:stroke-color="#472702" draw:fill-color="#e8a202" draw:textarea-horizontal-align="justify" draw:textarea-vertical-align="middle" draw:auto-grow-height="false" fo:min-height="0.634cm" fo:min-width="2.848cm"/>
      <style:paragraph-properties style:writing-mode="lr-tb"/>
    </style:style>
    <style:style style:name="gr47" style:family="graphic" style:parent-style-name="standard">
      <style:graphic-properties draw:stroke="none" svg:stroke-width="0.102cm" svg:stroke-color="#000000" draw:fill="none" draw:fill-color="#ffffff" fo:min-height="0.835cm" fo:padding-top="0.176cm" fo:padding-bottom="0.176cm" fo:padding-left="0.301cm" fo:padding-right="0.301cm"/>
      <style:paragraph-properties style:writing-mode="lr-tb"/>
    </style:style>
    <style:style style:name="gr48" style:family="graphic" style:parent-style-name="standard">
      <style:graphic-properties draw:stroke="none" svg:stroke-width="0.102cm" svg:stroke-color="#000000" draw:fill="none" draw:fill-color="#ffffff" fo:min-height="0.453cm" fo:padding-top="0.176cm" fo:padding-bottom="0.176cm" fo:padding-left="0.301cm" fo:padding-right="0.301cm"/>
      <style:paragraph-properties style:writing-mode="lr-tb"/>
    </style:style>
    <style:style style:name="gr49" style:family="graphic" style:parent-style-name="standard">
      <style:graphic-properties draw:stroke="none" svg:stroke-width="0.102cm" svg:stroke-color="#000000" draw:fill="none" draw:fill-color="#ffffff" fo:min-height="0.834cm" fo:padding-top="0.176cm" fo:padding-bottom="0.176cm" fo:padding-left="0.301cm" fo:padding-right="0.301cm"/>
      <style:paragraph-properties style:writing-mode="lr-tb"/>
    </style:style>
    <style:style style:name="gr50" style:family="graphic" style:parent-style-name="standard">
      <style:graphic-properties draw:stroke="none" svg:stroke-width="0.102cm" svg:stroke-color="#000000" draw:fill="none" draw:fill-color="#ffffff" fo:min-height="1.597cm" fo:padding-top="0.176cm" fo:padding-bottom="0.176cm" fo:padding-left="0.301cm" fo:padding-right="0.301cm"/>
      <style:paragraph-properties style:writing-mode="lr-tb"/>
    </style:style>
    <style:style style:name="gr51" style:family="graphic" style:parent-style-name="standard">
      <style:graphic-properties draw:stroke="none" svg:stroke-width="0.102cm" svg:stroke-color="#000000" draw:fill="none" draw:fill-color="#ffffff" fo:min-height="1.599cm" fo:padding-top="0.176cm" fo:padding-bottom="0.176cm" fo:padding-left="0.301cm" fo:padding-right="0.301cm"/>
      <style:paragraph-properties style:writing-mode="lr-tb"/>
    </style:style>
    <style:style style:name="gr52" style:family="graphic" style:parent-style-name="standard">
      <style:graphic-properties draw:stroke="none" svg:stroke-width="0.102cm" svg:stroke-color="#000000" draw:fill="none" draw:fill-color="#ffffff" fo:min-height="1.215cm" fo:padding-top="0.176cm" fo:padding-bottom="0.176cm" fo:padding-left="0.301cm" fo:padding-right="0.301cm"/>
      <style:paragraph-properties style:writing-mode="lr-tb"/>
    </style:style>
    <style:style style:name="gr53" style:family="graphic" style:parent-style-name="standard">
      <style:graphic-properties draw:stroke="none" svg:stroke-width="0.102cm" svg:stroke-color="#000000" draw:fill="none" draw:fill-color="#ffffff" fo:min-height="1.273cm" fo:padding-top="0.176cm" fo:padding-bottom="0.176cm" fo:padding-left="0.301cm" fo:padding-right="0.301cm"/>
      <style:paragraph-properties style:writing-mode="lr-tb"/>
    </style:style>
    <style:style style:name="gr54" style:family="graphic" style:parent-style-name="standard">
      <style:graphic-properties draw:stroke="none" svg:stroke-width="0.102cm" svg:stroke-color="#000000" draw:fill="none" draw:fill-color="#ffffff" fo:min-height="0.836cm" fo:padding-top="0.176cm" fo:padding-bottom="0.176cm" fo:padding-left="0.301cm" fo:padding-right="0.301cm"/>
      <style:paragraph-properties style:writing-mode="lr-tb"/>
    </style:style>
    <style:style style:name="gr55" style:family="graphic" style:parent-style-name="standard">
      <style:graphic-properties draw:stroke="none" svg:stroke-width="0.102cm" svg:stroke-color="#000000" draw:fill="none" draw:fill-color="#ffffff" fo:min-height="1.217cm" fo:padding-top="0.176cm" fo:padding-bottom="0.176cm" fo:padding-left="0.301cm" fo:padding-right="0.301cm"/>
      <style:paragraph-properties style:writing-mode="lr-tb"/>
    </style:style>
    <style:style style:name="gr56" style:family="graphic" style:parent-style-name="objectwithoutfill">
      <style:graphic-properties svg:stroke-width="0.102cm" svg:stroke-color="#b85c00" draw:marker-start="Arrowheads_20_22" draw:marker-start-width="0.306cm" draw:marker-end="Arrowheads_20_23" draw:marker-end-width="0.306cm" draw:fill="none" draw:textarea-vertical-align="middle" fo:padding-top="0.176cm" fo:padding-bottom="0.176cm" fo:padding-left="0.301cm" fo:padding-right="0.301cm"/>
    </style:style>
    <style:style style:name="gr57" style:family="graphic" style:parent-style-name="objectwithoutfill">
      <style:graphic-properties svg:stroke-width="0.102cm" svg:stroke-color="#b85c00" draw:marker-start="Arrowheads_20_24" draw:marker-start-width="0.306cm" draw:marker-end="Arrowheads_20_25" draw:marker-end-width="0.306cm" draw:fill="none" draw:textarea-vertical-align="middle" fo:padding-top="0.176cm" fo:padding-bottom="0.176cm" fo:padding-left="0.301cm" fo:padding-right="0.301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dde8cb"/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b4c7dc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="solid" draw:fill-color="#999999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-color="#eeeeee"/>
      <style:paragraph-properties fo:text-align="center"/>
      <style:text-properties fo:font-size="13pt" style:font-size-asian="13pt" style:font-size-complex="13pt"/>
    </style:style>
    <style:style style:name="P12" style:family="paragraph">
      <loext:graphic-properties draw:fill-color="#dde8cb"/>
      <style:paragraph-properties fo:text-align="center"/>
      <style:text-properties fo:font-size="13pt" style:font-size-asian="13pt" style:font-size-complex="13pt"/>
    </style:style>
    <style:style style:name="P13" style:family="paragraph">
      <loext:graphic-properties draw:fill-color="#b4c7dc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14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15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17" style:family="paragraph">
      <loext:graphic-properties draw:fill="solid" draw:fill-color="#999999"/>
      <style:paragraph-properties fo:text-align="center"/>
      <style:text-properties fo:font-size="13pt" style:font-size-asian="13pt" style:font-size-complex="13pt"/>
    </style:style>
    <style:style style:name="P18" style:family="paragraph">
      <loext:graphic-properties draw:fill="none" draw:fill-color="#ffffff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P19" style:family="paragraph">
      <loext:graphic-properties draw:fill-color="#e8a202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20" style:family="paragraph">
      <style:paragraph-properties fo:text-align="center"/>
      <style:text-properties fo:font-size="13pt" style:font-size-asian="13pt" style:font-size-complex="13pt"/>
    </style:style>
    <style:style style:name="P21" style:family="paragraph">
      <loext:graphic-properties draw:fill="none" draw:fill-color="#ffffff"/>
      <style:paragraph-properties fo:text-align="center"/>
    </style:style>
    <style:style style:name="P22" style:family="paragraph">
      <style:paragraph-properties fo:text-align="center"/>
      <style:text-properties fo:font-weight="normal" style:font-weight-asian="normal" style:font-weight-complex="normal"/>
    </style:style>
    <style:style style:name="P23" style:family="paragraph">
      <loext:graphic-properties draw:fill="none" draw:fill-color="#ffffff"/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0.5pt" fo:font-weight="bold" style:font-size-asian="10.5pt" style:font-weight-asian="bold" style:font-size-complex="10.5pt" style:font-weight-complex="bold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828cm" svg:height="18.315cm" svg:x="2.152cm" svg:y="1.9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5.675cm" svg:height="11.69cm" svg:x="2.787cm" svg:y="2.7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2.858cm" svg:height="1.948cm" svg:x="9.295cm" svg:y="7.407cm">
          <text:p text:style-name="P3"><text:span text:style-name="T1">Ec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2.858cm" svg:height="1.948cm" svg:x="13.582cm" svg:y="7.407cm">
          <text:p text:style-name="P3"><text:span text:style-name="T1">S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4.445cm" svg:height="1.949cm" svg:x="8.502cm" svg:y="3.51cm">
          <text:p text:style-name="P3"><text:span text:style-name="T1">CloudWatch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4" xml:id="id4" draw:id="id4" draw:layer="layout" svg:width="4.446cm" svg:height="1.948cm" svg:x="3.421cm" svg:y="7.407cm">
          <text:p text:style-name="P3"><text:span text:style-name="T1">Secrets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1" draw:id="id1" draw:layer="layout" svg:width="4.445cm" svg:height="1.947cm" svg:x="8.502cm" svg:y="11.695cm">
          <text:p text:style-name="P3"><text:span text:style-name="T1">CodeDeplo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10.724cm" svg:y1="11.695cm" svg:x2="10.724cm" svg:y2="9.355cm" draw:start-shape="id1" draw:start-glue-point="0" draw:end-shape="id2" draw:end-glue-point="2" svg:d="M10724 11695v-2340" svg:viewBox="0 0 1 2341">
          <text:p/>
        </draw:connector>
        <draw:connector draw:style-name="gr8" draw:text-style-name="P5" draw:layer="layout" svg:x1="12.947cm" svg:y1="12.668cm" svg:x2="15.011cm" svg:y2="9.355cm" draw:start-shape="id1" draw:start-glue-point="1" draw:end-shape="id3" draw:end-glue-point="2" svg:d="M12947 12668h2064v-3313" svg:viewBox="0 0 2065 3314">
          <text:p/>
        </draw:connector>
        <draw:connector draw:style-name="gr9" draw:text-style-name="P5" draw:layer="layout" svg:x1="13.582cm" svg:y1="8.381cm" svg:x2="12.153cm" svg:y2="8.381cm" draw:start-shape="id3" draw:start-glue-point="3" draw:end-shape="id2" draw:end-glue-point="1" svg:d="M13582 8381h-1429" svg:viewBox="0 0 1430 1">
          <text:p/>
        </draw:connector>
        <draw:connector draw:style-name="gr10" draw:text-style-name="P5" draw:layer="layout" svg:x1="7.867cm" svg:y1="8.381cm" svg:x2="9.295cm" svg:y2="8.381cm" draw:start-shape="id4" draw:start-glue-point="1" draw:end-shape="id2" draw:end-glue-point="3" svg:d="M7867 8381h1428" svg:viewBox="0 0 1429 1">
          <text:p/>
        </draw:connector>
        <draw:connector draw:style-name="gr11" draw:text-style-name="P5" draw:layer="layout" svg:x1="10.724cm" svg:y1="7.407cm" svg:x2="10.724cm" svg:y2="5.459cm" draw:start-shape="id2" draw:start-glue-point="0" draw:end-shape="id5" draw:end-glue-point="2" svg:d="M10724 7407v-1948" svg:viewBox="0 0 1 1949">
          <text:p/>
        </draw:connector>
        <draw:frame draw:style-name="gr12" draw:text-style-name="P6" draw:layer="layout" svg:width="2.223cm" svg:height="2.054cm" svg:x="2.152cm" svg:y="19.097cm">
          <draw:text-box>
            <text:p text:style-name="P3"><text:span text:style-name="T1">AWS</text:span></text:p>
          </draw:text-box>
        </draw:frame>
        <draw:custom-shape draw:style-name="gr13" draw:text-style-name="P1" draw:layer="layout" svg:width="16.828cm" svg:height="4.676cm" svg:x="2.152cm" svg:y="22.9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6" draw:id="id6" draw:layer="layout" svg:width="4.445cm" svg:height="1.947cm" svg:x="5.327cm" svg:y="24.943cm">
          <text:p text:style-name="P3"><text:span text:style-name="T1">Code Reposi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7" draw:layer="layout" svg:width="2.858cm" svg:height="1.181cm" svg:x="2.152cm" svg:y="23.372cm">
          <draw:text-box>
            <text:p text:style-name="P3"><text:span text:style-name="T1">Github</text:span></text:p>
          </draw:text-box>
        </draw:frame>
        <draw:custom-shape draw:style-name="gr6" draw:text-style-name="P4" xml:id="id7" draw:id="id7" draw:layer="layout" svg:width="4.445cm" svg:height="1.947cm" svg:x="11.995cm" svg:y="24.943cm">
          <text:p text:style-name="P3"><text:span text:style-name="T1">Github Ac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5" draw:layer="layout" svg:x1="9.772cm" svg:y1="25.916cm" svg:x2="11.995cm" svg:y2="25.916cm" draw:start-shape="id6" draw:start-glue-point="1" draw:end-shape="id7" draw:end-glue-point="3" svg:d="M9772 25916h2223" svg:viewBox="0 0 2224 1">
          <text:p/>
        </draw:connector>
        <draw:custom-shape draw:style-name="gr5" draw:text-style-name="P4" draw:layer="layout" svg:width="4.446cm" svg:height="1.948cm" svg:x="3.421cm" svg:y="7.407cm">
          <text:p text:style-name="P3"><text:span text:style-name="T1">Secrets </text:span><text:span text:style-name="T1">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4.446cm" svg:height="1.948cm" svg:x="3.421cm" svg:y="7.407cm">
          <text:p text:style-name="P3"><text:span text:style-name="T1">Secre</text:span><text:span text:style-name="T1">ts </text:span><text:span text:style-name="T1">Mana</text:span><text:span text:style-name="T1">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xml:id="id8" draw:id="id8" draw:layer="layout" svg:width="5.716cm" svg:height="1.947cm" svg:x="7.55cm" svg:y="17.15cm">
          <text:p text:style-name="P3"><text:span text:style-name="T1">CloudForma</text:span><text:span text:style-name="T1">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7" xml:id="id9" draw:id="id9" draw:layer="layout" svg:width="3.439cm" svg:height="2.473cm" svg:x="3.158cm" svg:y="11.169cm">
          <draw:text-box>
            <text:p text:style-name="P3"><text:span text:style-name="T2">Resources </text:span><text:span text:style-name="T2">used in the </text:span><text:span text:style-name="T2">application</text:span></text:p>
          </draw:text-box>
        </draw:frame>
        <draw:connector draw:style-name="gr18" draw:text-style-name="P8" draw:layer="layout" svg:x1="14.217cm" svg:y1="24.943cm" svg:x2="10.408cm" svg:y2="19.097cm" draw:start-shape="id7" draw:start-glue-point="0" draw:end-shape="id8" draw:end-glue-point="2" svg:d="M14217 24943v-2924h-3809v-2922" svg:viewBox="0 0 3810 5847">
          <text:p/>
        </draw:connector>
        <draw:connector draw:style-name="gr19" draw:text-style-name="P5" draw:layer="layout" svg:x1="7.55cm" svg:y1="18.123cm" svg:x2="4.877cm" svg:y2="13.642cm" draw:start-shape="id8" draw:start-glue-point="3" draw:end-shape="id9" draw:end-glue-point="2" svg:d="M7550 18123h-2673v-4481" svg:viewBox="0 0 2674 4482">
          <text:p/>
        </draw:connector>
        <draw:connector draw:style-name="gr20" draw:text-style-name="P5" draw:layer="layout" draw:line-skew="0.887cm -3.37cm" svg:x1="16.44cm" svg:y1="25.916cm" svg:x2="10.724cm" svg:y2="13.642cm" draw:start-shape="id7" draw:start-glue-point="1" draw:end-shape="id1" draw:end-glue-point="2" svg:d="M16440 25916h1387v-9994h-7103v-2280" svg:viewBox="0 0 7104 12275">
          <text:p/>
        </draw:connector>
        <draw:connector draw:style-name="gr20" draw:text-style-name="P5" draw:layer="layout" draw:line-skew="0.886cm" svg:x1="16.44cm" svg:y1="25.916cm" svg:x2="16.44cm" svg:y2="8.381cm" draw:start-shape="id7" draw:start-glue-point="1" draw:end-shape="id3" draw:end-glue-point="1" svg:d="M16440 25916h1387v-17535h-1387" svg:viewBox="0 0 1388 17536">
          <text:p/>
        </draw:connector>
        <draw:frame draw:style-name="gr21" draw:text-style-name="P9" draw:layer="layout" svg:width="3.175cm" svg:height="1.169cm" svg:x="2.606cm" svg:y="2.94cm">
          <draw:text-box>
            <text:p text:style-name="P3"><text:span text:style-name="T3">Jepetobot</text:span></text:p>
          </draw:text-box>
        </draw:frame>
      </draw:page>
      <draw:page draw:name="page2" draw:style-name="dp1" draw:master-page-name="Default">
        <draw:custom-shape draw:style-name="gr22" draw:text-style-name="P11" draw:layer="layout" svg:width="17.297cm" svg:height="11.43cm" svg:x="1.8cm" svg:y="7.413cm">
          <text:p text:style-name="P10"><text:span text:style-name="T4"/>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15.67cm" svg:height="9.725cm" svg:x="2.531cm" svg:y="7.975cm">
          <text:p text:style-name="P10"><text:span text:style-name="T4"/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1" draw:id="id11" draw:layer="layout" svg:width="2.937cm" svg:height="1.56cm" svg:x="9.142cm" svg:y="11.409cm">
          <text:p text:style-name="P3"><text:span text:style-name="T5">Ec2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xml:id="id12" draw:id="id12" draw:layer="layout" svg:width="2.937cm" svg:height="1.561cm" svg:x="13.724cm" svg:y="13.091cm">
          <text:p text:style-name="P3"><text:span text:style-name="T5">S3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xml:id="id14" draw:id="id14" draw:layer="layout" svg:width="4.569cm" svg:height="1.56cm" svg:x="8.327cm" svg:y="8.286cm">
          <text:p text:style-name="P3"><text:span text:style-name="T5">Cloud</text:span><text:span text:style-name="T5">Watch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6" draw:text-style-name="P13" xml:id="id13" draw:id="id13" draw:layer="layout" svg:width="4.569cm" svg:height="1.56cm" svg:x="3.105cm" svg:y="11.409cm">
          <text:p text:style-name="P3"><text:span text:style-name="T5">Secrets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3" xml:id="id10" draw:id="id10" draw:layer="layout" svg:width="4.569cm" svg:height="1.561cm" svg:x="8.327cm" svg:y="14.843cm">
          <text:p text:style-name="P3"><text:span text:style-name="T5">CodeDeplo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text-style-name="P14" draw:layer="layout" svg:x1="10.611cm" svg:y1="14.843cm" svg:x2="10.61cm" svg:y2="12.969cm" draw:start-shape="id10" draw:start-glue-point="0" draw:end-shape="id11" draw:end-glue-point="2" svg:d="M10611 14843v-937h-1v-937" svg:viewBox="0 0 2 1875">
          <text:p text:style-name="P10"><text:span text:style-name="T4"/></text:p>
        </draw:connector>
        <draw:connector draw:style-name="gr29" draw:text-style-name="P14" draw:layer="layout" svg:x1="13.724cm" svg:y1="13.871cm" svg:x2="10.61cm" svg:y2="12.969cm" draw:start-shape="id12" draw:start-glue-point="3" draw:end-shape="id11" draw:end-glue-point="2" svg:d="M13724 13871h-3114v-902" svg:viewBox="0 0 3115 903">
          <text:p text:style-name="P10"><text:span text:style-name="T4"/></text:p>
        </draw:connector>
        <draw:connector draw:style-name="gr30" draw:text-style-name="P14" draw:layer="layout" svg:x1="7.674cm" svg:y1="12.189cm" svg:x2="9.142cm" svg:y2="12.189cm" draw:start-shape="id13" draw:start-glue-point="1" draw:end-shape="id11" draw:end-glue-point="3" svg:d="M7674 12189h1468" svg:viewBox="0 0 1469 1">
          <text:p text:style-name="P10"><text:span text:style-name="T4"/></text:p>
        </draw:connector>
        <draw:connector draw:style-name="gr31" draw:text-style-name="P14" draw:layer="layout" svg:x1="10.61cm" svg:y1="11.409cm" svg:x2="10.611cm" svg:y2="9.846cm" draw:start-shape="id11" draw:start-glue-point="0" draw:end-shape="id14" draw:end-glue-point="2" svg:d="M10610 11409v-781h1v-782" svg:viewBox="0 0 2 1564">
          <text:p text:style-name="P10"><text:span text:style-name="T4"/></text:p>
        </draw:connector>
        <draw:frame draw:style-name="gr32" draw:text-style-name="P15" draw:layer="layout" svg:width="2.285cm" svg:height="1.25cm" svg:x="1.635cm" svg:y="17.953cm">
          <draw:text-box>
            <text:p text:style-name="P3"><text:span text:style-name="T5">AWS</text:span></text:p>
          </draw:text-box>
        </draw:frame>
        <draw:custom-shape draw:style-name="gr33" draw:text-style-name="P11" draw:layer="layout" svg:width="17.297cm" svg:height="8.293cm" svg:x="1.752cm" svg:y="19.694cm">
          <text:p text:style-name="P10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3" xml:id="id15" draw:id="id15" draw:layer="layout" svg:width="4.332cm" svg:height="1.56cm" svg:x="4.894cm" svg:y="21.158cm">
          <text:p text:style-name="P3"><text:span text:style-name="T5">Code </text:span><text:span text:style-name="T5">Reposi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6" draw:layer="layout" svg:width="2.785cm" svg:height="0.945cm" svg:x="1.5cm" svg:y="19.702cm">
          <draw:text-box>
            <text:p text:style-name="P3"><text:span text:style-name="T5">Github</text:span></text:p>
          </draw:text-box>
        </draw:frame>
        <draw:custom-shape draw:style-name="gr34" draw:text-style-name="P13" xml:id="id16" draw:id="id16" draw:layer="layout" svg:width="4.332cm" svg:height="1.56cm" svg:x="11.394cm" svg:y="21.158cm">
          <text:p text:style-name="P3"><text:span text:style-name="T5">Github </text:span><text:span text:style-name="T5">Ac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4" draw:layer="layout" svg:x1="9.226cm" svg:y1="21.938cm" svg:x2="11.394cm" svg:y2="21.938cm" draw:start-shape="id15" draw:start-glue-point="1" draw:end-shape="id16" draw:end-glue-point="3" svg:d="M9226 21938h2168" svg:viewBox="0 0 2169 1">
          <text:p text:style-name="P10"><text:span text:style-name="T4"/></text:p>
        </draw:connector>
        <draw:custom-shape draw:style-name="gr26" draw:text-style-name="P13" draw:layer="layout" svg:width="4.569cm" svg:height="1.56cm" svg:x="3.105cm" svg:y="11.409cm">
          <text:p text:style-name="P3"><text:span text:style-name="T5">Secrets </text:span><text:span text:style-name="T5">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3" draw:layer="layout" svg:width="4.569cm" svg:height="1.56cm" svg:x="3.105cm" svg:y="11.409cm">
          <text:p text:style-name="P3"><text:span text:style-name="T5">Secrets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17" draw:layer="layout" draw:line-skew="0.634cm" svg:x1="13.56cm" svg:y1="21.158cm" svg:x2="10.611cm" svg:y2="16.404cm" draw:start-shape="id16" draw:start-glue-point="0" draw:end-shape="id10" draw:end-glue-point="2" svg:d="M13560 21158v-1743h-2949v-3011" svg:viewBox="0 0 2950 4755">
          <text:p text:style-name="P10"><text:span text:style-name="T4"/></text:p>
        </draw:connector>
        <draw:frame draw:style-name="gr38" draw:text-style-name="P18" draw:layer="layout" svg:width="3.263cm" svg:height="0.936cm" svg:x="2.167cm" svg:y="8.13cm">
          <draw:text-box>
            <text:p text:style-name="P3"><text:span text:style-name="T6">Jepetobot</text:span></text:p>
          </draw:text-box>
        </draw:frame>
        <draw:custom-shape draw:style-name="gr39" draw:text-style-name="P19" xml:id="id17" draw:id="id17" draw:layer="layout" svg:width="3.838cm" svg:height="1.248cm" svg:x="2.978cm" svg:y="15.01cm">
          <text:p text:style-name="P10"><text:span text:style-name="T7">Doc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4" draw:layer="layout" draw:type="line" svg:x1="6.816cm" svg:y1="15.634cm" svg:x2="8.327cm" svg:y2="15.623cm" draw:start-shape="id17" draw:start-glue-point="10" draw:end-shape="id10" draw:end-glue-point="3" svg:d="M6816 15634l1511-11" svg:viewBox="0 0 1512 12">
          <text:p text:style-name="P10"><text:span text:style-name="T4"/></text:p>
        </draw:connector>
        <draw:custom-shape draw:style-name="gr41" draw:text-style-name="P19" xml:id="id19" draw:id="id19" draw:layer="layout" svg:width="6.165cm" svg:height="1.25cm" svg:x="8.007cm" svg:y="24.177cm">
          <text:p text:style-name="P10"><text:span text:style-name="T7">DevContain</text:span><text:span text:style-name="T7">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9" xml:id="id18" draw:id="id18" draw:layer="layout" svg:width="6.323cm" svg:height="1.27cm" svg:x="8.012cm" svg:y="26.082cm">
          <text:p text:style-name="P10"><text:span text:style-name="T7">Git</text:span><text:span text:style-name="T7">hub </text:span><text:span text:style-name="T7">Cod</text:span><text:span text:style-name="T7">esp</text:span><text:span text:style-name="T7">ace</text:span><text:span text:style-name="T7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20" draw:layer="layout" svg:x1="7.06cm" svg:y1="22.718cm" svg:x2="8.012cm" svg:y2="26.717cm" draw:start-shape="id15" draw:start-glue-point="2" draw:end-shape="id18" draw:end-glue-point="6" svg:d="M7060 22718v3999h952" svg:viewBox="0 0 953 4000">
          <text:p text:style-name="P10"><text:span text:style-name="T4"/></text:p>
        </draw:connector>
        <draw:connector draw:style-name="gr44" draw:text-style-name="P20" draw:layer="layout" svg:x1="7.06cm" svg:y1="22.718cm" svg:x2="8.007cm" svg:y2="24.802cm" draw:start-shape="id15" draw:start-glue-point="2" draw:end-shape="id19" draw:end-glue-point="6" svg:d="M7060 22718v2084h947" svg:viewBox="0 0 948 2085">
          <text:p text:style-name="P10"><text:span text:style-name="T4"/></text:p>
        </draw:connector>
        <draw:custom-shape draw:style-name="gr45" draw:text-style-name="P19" xml:id="id21" draw:id="id21" draw:layer="layout" svg:width="4.734cm" svg:height="1.249cm" svg:x="8.186cm" svg:y="2.777cm">
          <text:p text:style-name="P10"><text:span text:style-name="T7">Telegram 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9" xml:id="id20" draw:id="id20" draw:layer="layout" svg:width="4.734cm" svg:height="1.248cm" svg:x="8.186cm" svg:y="4.577cm">
          <text:p text:style-name="P10"><text:span text:style-name="T7">API OpenA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21" draw:layer="layout" svg:width="3.134cm" svg:height="1.187cm" svg:x="9.081cm" svg:y="1.635cm">
          <draw:text-box>
            <text:p text:style-name="P10"><text:span text:style-name="T8">Telegram information</text:span></text:p>
          </draw:text-box>
        </draw:frame>
        <draw:frame draw:style-name="gr48" draw:text-style-name="P21" draw:layer="layout" svg:width="1.79cm" svg:height="0.805cm" svg:x="7.782cm" svg:y="9.82cm">
          <draw:text-box>
            <text:p text:style-name="P10"><text:span text:style-name="T8">Logs</text:span></text:p>
          </draw:text-box>
        </draw:frame>
        <draw:frame draw:style-name="gr47" draw:text-style-name="P21" draw:layer="layout" svg:width="4.029cm" svg:height="1.187cm" svg:x="2.937cm" svg:y="16.332cm">
          <draw:text-box>
            <text:p text:style-name="P10"><text:span text:style-name="T8">Application </text:span><text:span text:style-name="T8">containerizatio</text:span><text:span text:style-name="T8">n</text:span></text:p>
          </draw:text-box>
        </draw:frame>
        <draw:frame draw:style-name="gr47" draw:text-style-name="P21" draw:layer="layout" svg:width="4.029cm" svg:height="1.187cm" svg:x="3.226cm" svg:y="13.044cm">
          <draw:text-box>
            <text:p text:style-name="P10"><text:span text:style-name="T8">Secret management</text:span></text:p>
          </draw:text-box>
        </draw:frame>
        <draw:frame draw:style-name="gr49" draw:text-style-name="P21" draw:layer="layout" svg:width="2.686cm" svg:height="1.186cm" svg:x="7.904cm" svg:y="12.948cm">
          <draw:text-box>
            <text:p text:style-name="P10"><text:span text:style-name="T8">Cloud compute</text:span></text:p>
          </draw:text-box>
        </draw:frame>
        <draw:frame draw:style-name="gr49" draw:text-style-name="P21" draw:layer="layout" svg:width="3.133cm" svg:height="1.186cm" svg:x="10.695cm" svg:y="16.412cm">
          <draw:text-box>
            <text:p text:style-name="P10"><text:span text:style-name="T8">Application</text:span></text:p>
            <text:p text:style-name="P10"><text:span text:style-name="T8">deployment</text:span></text:p>
          </draw:text-box>
        </draw:frame>
        <draw:frame draw:style-name="gr50" draw:text-style-name="P21" draw:layer="layout" svg:width="3.135cm" svg:height="1.949cm" svg:x="15.066cm" svg:y="14.652cm">
          <draw:text-box>
            <text:p text:style-name="P10"><text:span text:style-name="T8">Application</text:span></text:p>
            <text:p text:style-name="P10"><text:span text:style-name="T8">version storage</text:span></text:p>
          </draw:text-box>
        </draw:frame>
        <draw:frame draw:style-name="gr51" draw:text-style-name="P21" draw:layer="layout" svg:width="3.135cm" svg:height="1.951cm" svg:x="8.99cm" svg:y="5.925cm">
          <draw:text-box>
            <text:p text:style-name="P10"><text:span text:style-name="T8">Chat responses</text:span></text:p>
          </draw:text-box>
        </draw:frame>
        <draw:frame draw:style-name="gr52" draw:text-style-name="P21" draw:layer="layout" svg:width="4.029cm" svg:height="1.567cm" svg:x="14.083cm" svg:y="24.296cm">
          <draw:text-box>
            <text:p text:style-name="P10"><text:span text:style-name="T8">Containerized </text:span><text:span text:style-name="T8">development </text:span><text:span text:style-name="T8">environment</text:span></text:p>
          </draw:text-box>
        </draw:frame>
        <draw:frame draw:style-name="gr53" draw:text-style-name="P21" draw:layer="layout" svg:width="3.659cm" svg:height="1.625cm" svg:x="13.7cm" svg:y="20.486cm">
          <draw:text-box>
            <text:p text:style-name="P10"><text:span text:style-name="T8">D</text:span><text:span text:style-name="T8">ep</text:span><text:span text:style-name="T8">lo</text:span><text:span text:style-name="T8">y</text:span><text:span text:style-name="T8">m</text:span><text:span text:style-name="T8">en</text:span><text:span text:style-name="T8">t </text:span><text:span text:style-name="T8">au</text:span><text:span text:style-name="T8">to</text:span><text:span text:style-name="T8">m</text:span><text:span text:style-name="T8">ati</text:span><text:span text:style-name="T8">on</text:span></text:p>
          </draw:text-box>
        </draw:frame>
        <draw:frame draw:style-name="gr54" draw:text-style-name="P23" draw:layer="layout" svg:width="2.686cm" svg:height="1.188cm" svg:x="4.322cm" svg:y="22.608cm">
          <draw:text-box>
            <text:p text:style-name="P22"><text:span text:style-name="T9">C</text:span><text:span text:style-name="T9">od</text:span><text:span text:style-name="T9">e </text:span><text:span text:style-name="T9">st</text:span><text:span text:style-name="T9">or</text:span><text:span text:style-name="T9">ag</text:span><text:span text:style-name="T9">e</text:span></text:p>
          </draw:text-box>
        </draw:frame>
        <draw:frame draw:style-name="gr55" draw:text-style-name="P21" draw:layer="layout" svg:width="3.846cm" svg:height="1.569cm" svg:x="14.081cm" svg:y="26.301cm">
          <draw:text-box>
            <text:p text:style-name="P10"><text:span text:style-name="T8">Online development </text:span><text:span text:style-name="T8">environment</text:span></text:p>
          </draw:text-box>
        </draw:frame>
        <draw:connector draw:style-name="gr56" draw:text-style-name="P5" draw:layer="layout" svg:x1="12.079cm" svg:y1="12.189cm" svg:x2="12.92cm" svg:y2="5.201cm" draw:start-shape="id11" draw:start-glue-point="1" draw:end-shape="id20" draw:end-glue-point="10" svg:d="M12079 12189h1343v-6988h-502" svg:viewBox="0 0 1344 6989">
          <text:p/>
        </draw:connector>
        <draw:connector draw:style-name="gr57" draw:text-style-name="P5" draw:layer="layout" svg:x1="12.92cm" svg:y1="3.402cm" svg:x2="12.079cm" svg:y2="12.189cm" draw:start-shape="id21" draw:start-glue-point="10" draw:end-shape="id11" draw:end-glue-point="1" svg:d="M12920 3402h502v8787h-1343" svg:viewBox="0 0 1344 8788">
          <text:p/>
        </draw:connector>
        <draw:connector draw:style-name="gr37" draw:text-style-name="P17" draw:layer="layout" draw:line-skew="0.24cm" svg:x1="13.56cm" svg:y1="21.158cm" svg:x2="15.192cm" svg:y2="14.652cm" draw:start-shape="id16" draw:start-glue-point="0" draw:end-shape="id12" draw:end-glue-point="2" svg:d="M13560 21158v-3013h1632v-3493" svg:viewBox="0 0 1633 650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7T14:00:51.196850609</meta:creation-date>
    <dc:date>2023-05-27T19:37:43.413785539</dc:date>
    <meta:editing-duration>PT45M49S</meta:editing-duration>
    <meta:editing-cycles>1</meta:editing-cycles>
    <meta:document-statistic meta:object-count="71"/>
    <meta:generator>LibreOffice/7.3.7.2$Linux_X86_64 LibreOffice_project/30$Build-2</meta:generator>
  </office:meta>
</office:document-meta>
</file>